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9B1000001AA922EC8C20016E13F.png" manifest:media-type="image/png"/>
  <manifest:file-entry manifest:full-path="Pictures/10000201000009C4000006E8664BD53384DCB63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family-generic="roman" style:font-pitch="variable"/>
    <style:font-face style:name="Rajdhani" svg:font-family="Rajdhani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Rajdhani1" svg:font-family="Rajdhani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-0.0102in" fo:margin-right="0in" fo:line-height="100%" fo:text-indent="0in" style:auto-text-indent="false" fo:padding="0in" fo:border="none"/>
      <style:text-properties fo:font-size="10pt" style:font-size-asian="10pt" style:font-size-complex="10pt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5902in" style:auto-text-indent="false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left="-1in" fo:margin-right="0in" fo:line-height="100%" fo:text-align="end" style:justify-single-word="false" fo:text-indent="0in" style:auto-text-indent="false"/>
    </style:style>
    <style:style style:name="P7" style:family="paragraph" style:parent-style-name="Standard">
      <style:paragraph-properties fo:margin-left="-1in" fo:margin-right="0in" fo:line-height="100%" fo:text-indent="0in" style:auto-text-indent="false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 fo:text-align="end" style:justify-single-word="false" fo:padding="0in" fo:border="none"/>
    </style:style>
    <style:style style:name="P9" style:family="paragraph" style:parent-style-name="Heading_20_1">
      <style:paragraph-properties fo:padding="0in" fo:border="none"/>
    </style:style>
    <style:style style:name="P10" style:family="paragraph" style:parent-style-name="Heading_20_1">
      <style:paragraph-properties fo:margin-top="0.139in" fo:margin-bottom="0.139in" loext:contextual-spacing="false" fo:line-height="100%"/>
    </style:style>
    <style:style style:name="P11" style:family="paragraph" style:parent-style-name="Subtitle" style:master-page-name="Standard">
      <style:paragraph-properties style:page-number="1" fo:padding="0in" fo:border="none"/>
    </style:style>
    <style:style style:name="T1" style:family="text">
      <style:text-properties fo:color="#f73939" style:font-name="Rajdhani" fo:font-size="24pt" fo:font-weight="bold" style:font-name-asian="Rajdhani1" style:font-size-asian="24pt" style:font-weight-asian="bold" style:font-name-complex="Rajdhani1" style:font-size-complex="24pt"/>
    </style:style>
    <style:style style:name="T2" style:family="text">
      <style:text-properties fo:color="#f73939" style:font-name="Rajdhani" fo:font-size="21pt" fo:font-weight="bold" style:font-name-asian="Rajdhani1" style:font-size-asian="21pt" style:font-weight-asian="bold" style:font-name-complex="Rajdhani1" style:font-size-complex="21pt"/>
    </style:style>
    <style:style style:name="T3" style:family="text">
      <style:text-properties style:font-name="Open Sans" fo:font-size="12pt" fo:font-weight="bold" style:font-name-asian="Open Sans1" style:font-size-asian="12pt" style:font-weight-asian="bold" style:font-name-complex="Open Sans1" style:font-size-complex="12pt"/>
    </style:style>
    <style:style style:name="T4" style:family="text">
      <style:text-properties style:font-name="Open Sans" fo:font-size="12pt" fo:font-weight="bold" style:font-name-asian="Open Sans1" style:font-size-asian="12pt" style:font-weight-asian="bold" style:font-name-complex="Open Sans1" style:font-size-complex="12pt" fo:background-color="#ffffff"/>
    </style:style>
    <style:style style:name="T5" style:family="text">
      <style:text-properties style:font-name="Open Sans" fo:font-size="12pt" style:font-name-asian="Open Sans1" style:font-size-asian="12pt" style:font-name-complex="Open Sans1" style:font-size-complex="12pt"/>
    </style:style>
    <style:style style:name="T6" style:family="text">
      <style:text-properties style:font-name="Open Sans" fo:font-size="12pt" style:font-name-asian="Open Sans1" style:font-size-asian="12pt" style:font-name-complex="Open Sans1" style:font-size-complex="12pt" fo:background-color="#ffffff"/>
    </style:style>
    <style:style style:name="T7" style:family="text">
      <style:text-properties style:font-name="Open Sans" fo:font-size="12pt" style:text-underline-style="none" style:font-name-asian="Open Sans1" style:font-size-asian="12pt" style:font-name-complex="Open Sans1" style:font-size-complex="12pt"/>
    </style:style>
    <style:style style:name="T8" style:family="text">
      <style:text-properties style:font-name="Open Sans" fo:font-size="12pt" fo:font-style="italic" style:text-underline-style="solid" style:text-underline-width="auto" style:text-underline-color="font-color" fo:font-weight="bold" style:font-name-asian="Open Sans1" style:font-size-asian="12pt" style:font-style-asian="italic" style:font-weight-asian="bold" style:font-name-complex="Open Sans1" style:font-size-complex="12pt" fo:background-color="#ffff00"/>
    </style:style>
    <style:style style:name="T9" style:family="text">
      <style:text-properties style:font-name="Open Sans" fo:font-size="12pt" fo:font-style="italic" fo:font-weight="bold" style:font-name-asian="Open Sans1" style:font-size-asian="12pt" style:font-style-asian="italic" style:font-weight-asian="bold" style:font-name-complex="Open Sans1" style:font-size-complex="12pt" fo:background-color="#ffff00"/>
    </style:style>
    <style:style style:name="T10" style:family="text">
      <style:text-properties fo:color="#666666" style:font-name="Open Sans" fo:font-size="12pt" style:font-name-asian="Open Sans1" style:font-size-asian="12pt" style:font-name-complex="Open Sans1" style:font-size-complex="12pt"/>
    </style:style>
    <style:style style:name="T11" style:family="text">
      <style:text-properties fo:color="#1155cc" style:font-name="Open Sans" fo:font-size="12pt" style:text-underline-style="solid" style:text-underline-width="auto" style:text-underline-color="font-color" fo:font-weight="bold" style:font-name-asian="Open Sans1" style:font-size-asian="12pt" style:font-weight-asian="bold" style:font-name-complex="Open Sans1" style:font-size-complex="12pt"/>
    </style:style>
    <style:style style:name="T12" style:family="text">
      <style:text-properties style:font-name="Rajdhani" fo:font-size="18pt" fo:font-weight="bold" style:font-name-asian="Rajdhani1" style:font-size-asian="18pt" style:font-weight-asian="bold" style:font-name-complex="Rajdhani1" style:font-size-complex="18pt"/>
    </style:style>
    <style:style style:name="T13" style:family="text">
      <style:text-properties style:font-name="Rajdhani" fo:font-size="24pt" fo:font-weight="bold" style:font-name-asian="Rajdhani1" style:font-size-asian="24pt" style:font-weight-asian="bold" style:font-name-complex="Rajdhani1" style:font-size-complex="24pt"/>
    </style:style>
    <style:style style:name="T14" style:family="text">
      <style:text-properties style:font-name="Rajdhani" fo:font-size="17pt" fo:font-weight="bold" style:font-name-asian="Rajdhani1" style:font-size-asian="17pt" style:font-weight-asian="bold" style:font-name-complex="Rajdhani1" style:font-size-complex="17pt"/>
    </style:style>
    <style:style style:name="T15" style:family="text">
      <style:text-properties style:font-name="Rajdhani" fo:font-size="14pt" fo:font-weight="bold" style:font-name-asian="Rajdhani1" style:font-size-asian="14pt" style:font-weight-asian="bold" style:font-name-complex="Rajdhani1" style:font-size-complex="14pt"/>
    </style:style>
    <style:style style:name="T16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1.9693in, 1.969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.189in, 0in, 0.7736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heading=h.30j0zll"/><text:span text:style-name="T1">Checkpoint 02 - Front End I - Turma 01</text:span></text:p>
      <text:p text:style-name="P9"><text:bookmark text:name="_heading=h.1fob9te"/><text:span text:style-name="T3">Objetivo</text:span></text:p>
      <text:p text:style-name="Standard"><text:span text:style-name="T5"><text:tab/><text:tab/>O objetivo do trabalho é desenvolver habilidades na criação de formulários, animações e pseudo-seletores.</text:span></text:p>
      <text:p text:style-name="Heading_20_1"><text:bookmark text:name="_heading=h.iiy1acitph3j"/><text:span text:style-name="T3">Instruções</text:span></text:p>
      <text:p text:style-name="Heading_20_1"><text:bookmark text:name="_heading=h.n4e3e4e60l3u"/><text:span text:style-name="T10">Você provavelmente fez o checkpoint I, então imaginamos este trabalho como uma continuação dele. O trabalho será criar uma nova página com um formulário de cadastro. Seguem requisitos para a criação das páginas.<text:line-break/></text:span></text:p>
      <text:list xml:id="list569050739" text:style-name="WWNum1">
        <text:list-item>
          <text:p text:style-name="P2"><text:span text:style-name="T5">O trabalho deve ser realizado em grupo de no máximo 3 pessoas.</text:span></text:p>
        </text:list-item>
        <text:list-item>
          <text:p text:style-name="P2"><text:span text:style-name="T5">O formulário de cadastro deve ter no mínimo os inputs:</text:span></text:p>
          <text:list>
            <text:list-item>
              <text:p text:style-name="P3"><text:span text:style-name="T5">Nome (com no máximo 100 caracteres)</text:span></text:p>
            </text:list-item>
            <text:list-item>
              <text:p text:style-name="P3"><text:span text:style-name="T5">Email </text:span></text:p>
            </text:list-item>
            <text:list-item>
              <text:p text:style-name="P3"><text:span text:style-name="T5">Telefone (apenas números)</text:span></text:p>
            </text:list-item>
            <text:list-item>
              <text:p text:style-name="P3"><text:span text:style-name="T5">Data de nascimento (data)</text:span></text:p>
            </text:list-item>
            <text:list-item>
              <text:p text:style-name="P3"><text:span text:style-name="T5">Se é maior ou menor de idade (deve ter as duas opções, podendo marcar apenas uma delas).</text:span></text:p>
            </text:list-item>
            <text:list-item>
              <text:p text:style-name="P3"><text:span text:style-name="T5">Um campo que permita que o usuário selecione um ponto de interesse na sua cidade. (De uma lista de no mínimo 3).</text:span></text:p>
            </text:list-item>
            <text:list-item>
              <text:p text:style-name="P3"><text:span text:style-name="T5">Um campo opcional onde o usuário poderá dizer quais seus interesses na cidade: Turista, Residente e Estudante. Note que o usuário pode escolher nenhum ou mais que um.</text:span></text:p>
            </text:list-item>
            <text:list-item>
              <text:p text:style-name="P3"><text:span text:style-name="T5">O formulário deve ter um botão para enviar e um botão para resetar os dados digitados.</text:span></text:p>
            </text:list-item>
          </text:list>
        </text:list-item>
        <text:list-item>
          <text:p text:style-name="P2"><text:span text:style-name="T5">O formulário deve ter uma animação onde quando o usuário passa o cursor do mouse sobre o campo e o campo aumenta de tamanho. </text:span></text:p>
        </text:list-item>
        <text:list-item>
          <text:p text:style-name="P2"><text:span text:style-name="T8">Você tem total liberdade para animar e colorir o seu formulário, então use e abuse da sua criatividade</text:span></text:p>
        </text:list-item>
        <text:list-item>
          <text:p text:style-name="P2"><text:span text:style-name="T5">Suba o trabalho no Github e no GitPages ou no Replit e envie o link pelo formulário a seguir </text:span><text:span text:style-name="T3">ATÉ 29/11 23:59</text:span><text:span text:style-name="T5">: <text:s/></text:span><text:a xlink:type="simple" xlink:href="https://docs.google.com/forms/d/e/1FAIpQLScYajDrRe_IrsjYvrJ6Bd4eahI3iMDEOH-knhq2C_DxKkuqhA/viewform" text:style-name="ListLabel_20_10" text:visited-style-name="ListLabel_20_10"><text:span text:style-name="T11">Link do Formulário de Entrega</text:span></text:a></text:p>
        </text:list-item>
      </text:list>
      <text:p text:style-name="P10"><text:bookmark text:name="_heading=h.mgs4vj9j3i5o"/><text:span text:style-name="T3">Conclusão</text:span></text:p>
      <text:p text:style-name="P4"><text:span text:style-name="T6">Parabéns! Você acaba de finalizar o segundo checkpoint de frontend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family-generic="roman" style:font-pitch="variable"/>
    <style:font-face style:name="Rajdhani" svg:font-family="Rajdhani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Rajdhani1" svg:font-family="Rajdhani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Roboto" fo:font-size="11pt" fo:language="es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Roboto" fo:font-size="11pt" fo:language="es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102in" fo:margin-right="0in" fo:margin-top="0.139in" fo:margin-bottom="0in" loext:contextual-spacing="false" fo:line-height="139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/>
      <style:text-properties fo:color="#000000" fo:font-size="16pt" style:font-size-asian="16pt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22in" fo:margin-bottom="0in" loext:contextual-spacing="false" fo:line-height="100%" fo:text-indent="0in" style:auto-text-indent="false"/>
      <style:text-properties fo:color="#000000" fo:font-size="12pt" style:font-size-asian="12pt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/>
      <style:text-properties fo:color="#e01b84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in" fo:margin-bottom="0in" loext:contextual-spacing="false" fo:line-height="100%" fo:keep-together="always" fo:keep-with-next="always"/>
      <style:text-properties fo:color="#6d64e8" fo:font-size="20pt" fo:font-weight="bold" style:font-size-asian="20pt" style:font-weight-asian="bold" style:font-size-complex="2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78in" fo:margin-bottom="0in" loext:contextual-spacing="false" fo:line-height="100%"/>
      <style:text-properties fo:color="#283592" fo:font-size="34pt" style:font-size-asian="34pt" style:font-size-complex="34pt"/>
    </style:style>
    <style:style style:name="Subtitle" style:family="paragraph" style:parent-style-name="normal" style:next-style-name="Standard" style:default-outline-level="" style:class="chapter">
      <style:text-properties fo:color="#e01b84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Open Sans" fo:font-family="'Open Sans'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font-name="Open Sans" fo:font-family="'Open Sans'" style:font-family-generic="roman" style:font-pitch="variable"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Open Sans" fo:font-family="'Open Sans'" style:font-family-generic="roman" style:font-pitch="variable" fo:font-size="12pt" style:text-underline-style="solid" style:text-underline-width="auto" style:text-underline-color="font-color" fo:font-weight="bold" style:font-name-asian="Open Sans1" style:font-family-asian="'Open Sans'" style:font-family-generic-asian="system" style:font-pitch-asian="variable" style:font-size-asian="12pt" style:font-weight-asian="bold" style:font-name-complex="Open Sans1" style:font-family-complex="'Ope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/>
    </style:style>
    <style:style style:name="MP2" style:family="paragraph" style:parent-style-name="Standard">
      <style:paragraph-properties fo:margin-left="-1in" fo:margin-right="0in" fo:line-height="100%" fo:text-align="end" style:justify-single-word="false" fo:text-indent="0in" style:auto-text-indent="false"/>
    </style:style>
    <style:style style:name="MP3" style:family="paragraph" style:parent-style-name="Standard">
      <style:paragraph-properties fo:margin-left="-1in" fo:margin-right="0in" fo:line-height="100%" fo:text-indent="0in" style:auto-text-indent="false"/>
      <style:text-properties fo:font-size="10pt" style:font-size-asian="10pt" style:font-size-complex="10pt"/>
    </style:style>
    <style:style style:name="MP4" style:family="paragraph" style:parent-style-name="Standard">
      <style:paragraph-properties fo:line-height="100%" fo:text-align="end" style:justify-single-word="false" fo:padding="0in" fo:border="none"/>
    </style:style>
    <style:style style:name="MP5" style:family="paragraph" style:parent-style-name="Standard">
      <style:paragraph-properties fo:margin-left="-0.0102in" fo:margin-right="0in" fo:line-height="100%" fo:text-indent="0in" style:auto-text-indent="false" fo:padding="0in" fo:border="none"/>
      <style:text-properties fo:font-size="10pt" style:font-size-asian="10pt" style:font-size-complex="10pt"/>
    </style:style>
    <style:style style:name="MT1" style:family="text">
      <style:text-properties style:font-name="Rajdhani" fo:font-size="18pt" fo:font-weight="bold" style:font-name-asian="Rajdhani1" style:font-size-asian="18pt" style:font-weight-asian="bold" style:font-name-complex="Rajdhani1" style:font-size-complex="18pt"/>
    </style:style>
    <style:style style:name="MT2" style:family="text">
      <style:text-properties style:font-name="Rajdhani" fo:font-size="24pt" fo:font-weight="bold" style:font-name-asian="Rajdhani1" style:font-size-asian="24pt" style:font-weight-asian="bold" style:font-name-complex="Rajdhani1" style:font-size-complex="24pt"/>
    </style:style>
    <style:style style:name="MT3" style:family="text">
      <style:text-properties style:font-name="Rajdhani" fo:font-size="17pt" fo:font-weight="bold" style:font-name-asian="Rajdhani1" style:font-size-asian="17pt" style:font-weight-asian="bold" style:font-name-complex="Rajdhani1" style:font-size-complex="17pt"/>
    </style:style>
    <style:style style:name="MT4" style:family="text">
      <style:text-properties style:font-name="Rajdhani" fo:font-size="14pt" fo:font-weight="bold" style:font-name-asian="Rajdhani1" style:font-size-asian="14pt" style:font-weight-asian="bold" style:font-name-complex="Rajdhani1" style:font-size-complex="14pt"/>
    </style:style>
    <style:style style:name="MT5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1.9693in, 1.9693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.189in, 0in, 0.7736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2.9272in" svg:height="2in" draw:z-index="1"><draw:image xlink:href="Pictures/10000201000009C4000006E8664BD53384DCB637.png" xlink:type="simple" xlink:show="embed" xlink:actuate="onLoad" loext:mime-type="image/png"/></draw:frame><draw:frame draw:style-name="Mfr2" draw:name="image1.png" text:anchor-type="char" svg:x="-0.0102in" svg:y="0in" svg:width="8.5047in" svg:height="1.1146in" draw:z-index="0"><draw:image xlink:href="Pictures/10000201000009B1000001AA922EC8C20016E13F.png" xlink:type="simple" xlink:show="embed" xlink:actuate="onLoad" loext:mime-type="image/png"/></draw:frame></text:p>
      </style:header>
      <style:footer>
        <text:p text:style-name="MP2"><text:span text:style-name="MT1"><text:s text:c="18"/></text:span><text:span text:style-name="MT2"><text:s/></text:span><text:span text:style-name="MT3"><text:s/></text:span><text:page-number text:select-page="current">1</text:page-number><text:span text:style-name="MT1"><text:s/></text:span><text:span text:style-name="MT4"><text:s text:c="163"/></text:span></text:p>
        <text:p text:style-name="MP3"/>
        <text:p text:style-name="MP4"><text:span text:style-name="MT5"><text:s text:c="7"/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MP2"><text:span text:style-name="MT5"><text:s text:c="15"/></text:span><text:span text:style-name="MT3"><text:s/></text:span><text:page-number text:select-page="current">0</text:page-number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24" meta:word-count="272" meta:character-count="1712" meta:non-whitespace-character-count="1262"/>
    <meta:generator>LibreOfficeDev/6.0.5.2$Linux_X86_64 LibreOffice_project/</meta:generator>
  </office:meta>
</office:document-meta>
</file>